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40pt" officeooo:rsid="0001e724" officeooo:paragraph-rsid="0001e724" style:font-size-asian="40pt" style:font-size-complex="40pt"/>
    </style:style>
    <style:style style:name="P2" style:family="paragraph" style:parent-style-name="Standard">
      <style:text-properties fo:font-size="39pt" officeooo:rsid="0001e724" officeooo:paragraph-rsid="0001e724" style:font-size-asian="39pt" style:font-size-complex="39pt"/>
    </style:style>
    <style:style style:name="P3" style:family="paragraph" style:parent-style-name="Standard">
      <style:text-properties fo:font-size="20pt" officeooo:rsid="0001e724" officeooo:paragraph-rsid="0001e724" style:font-size-asian="20pt" style:font-size-complex="20pt"/>
    </style:style>
    <style:style style:name="P4" style:family="paragraph" style:parent-style-name="Standard">
      <style:text-properties fo:font-size="20pt" officeooo:rsid="0001e724" officeooo:paragraph-rsid="00039dc7" style:font-size-asian="20pt" style:font-size-complex="20pt"/>
    </style:style>
    <style:style style:name="P5" style:family="paragraph" style:parent-style-name="Standard">
      <style:text-properties fo:font-size="16pt" officeooo:rsid="00039dc7" officeooo:paragraph-rsid="00039dc7" style:font-size-asian="16pt" style:font-size-complex="16pt"/>
    </style:style>
    <style:style style:name="P6" style:family="paragraph" style:parent-style-name="Standard">
      <style:text-properties officeooo:paragraph-rsid="0004444d"/>
    </style:style>
    <style:style style:name="P7" style:family="paragraph" style:parent-style-name="Standard">
      <style:text-properties style:font-name="Laksaman" fo:font-size="10pt" fo:font-weight="normal" officeooo:rsid="0004444d" officeooo:paragraph-rsid="0004444d" style:font-size-asian="10pt" style:font-weight-asian="normal" style:font-size-complex="10pt" style:font-weight-complex="normal"/>
    </style:style>
    <style:style style:name="P8" style:family="paragraph" style:parent-style-name="Standard">
      <style:text-properties style:font-name="Laksaman" fo:font-size="16pt" fo:font-weight="bold" officeooo:rsid="0004444d" officeooo:paragraph-rsid="0004444d" style:font-size-asian="16pt" style:font-weight-asian="bold" style:font-size-complex="16pt" style:font-weight-complex="bold"/>
    </style:style>
    <style:style style:name="P9" style:family="paragraph" style:parent-style-name="Standard">
      <style:text-properties officeooo:paragraph-rsid="00067368"/>
    </style:style>
    <style:style style:name="T1" style:family="text">
      <style:text-properties fo:color="#ff0000" style:font-name="Laksaman"/>
    </style:style>
    <style:style style:name="T2" style:family="text">
      <style:text-properties fo:color="#ff0000" style:font-name="Laksaman" fo:font-weight="bold" style:font-weight-asian="bold" style:font-weight-complex="bold"/>
    </style:style>
    <style:style style:name="T3" style:family="text">
      <style:text-properties fo:color="#99ff66" style:font-name="Laksaman"/>
    </style:style>
    <style:style style:name="T4" style:family="text">
      <style:text-properties fo:color="#99ff66" style:font-name="Laksaman" fo:font-weight="bold" style:font-weight-asian="bold" style:font-weight-complex="bold"/>
    </style:style>
    <style:style style:name="T5" style:family="text">
      <style:text-properties style:font-name="Laksaman"/>
    </style:style>
    <style:style style:name="T6" style:family="text">
      <style:text-properties style:font-name="Laksaman" fo:font-style="italic" style:font-style-asian="italic" style:font-style-complex="italic"/>
    </style:style>
    <style:style style:name="T7" style:family="text">
      <style:text-properties style:font-name="Laksaman" fo:font-weight="bold" style:font-weight-asian="bold" style:font-weight-complex="bold"/>
    </style:style>
    <style:style style:name="T8" style:family="text">
      <style:text-properties style:font-name="Laksaman" fo:font-weight="bold" officeooo:rsid="00039dc7" style:font-weight-asian="bold" style:font-weight-complex="bold"/>
    </style:style>
    <style:style style:name="T9" style:family="text">
      <style:text-properties style:font-name="Laksaman" fo:font-weight="normal" style:font-weight-asian="normal" style:font-weight-complex="normal"/>
    </style:style>
    <style:style style:name="T10" style:family="text">
      <style:text-properties style:font-name="Laksaman" fo:font-weight="normal" officeooo:rsid="00039dc7" style:font-weight-asian="normal" style:font-weight-complex="normal"/>
    </style:style>
    <style:style style:name="T11" style:family="text">
      <style:text-properties style:font-name="Laksaman" fo:font-size="12pt" fo:font-weight="bold" officeooo:rsid="0004444d" style:font-size-asian="12pt" style:font-weight-asian="bold" style:font-size-complex="12pt" style:font-weight-complex="bold"/>
    </style:style>
    <style:style style:name="T12" style:family="text">
      <style:text-properties style:font-name="Laksaman" fo:font-size="16pt" fo:font-weight="bold" officeooo:rsid="00039dc7" style:font-size-asian="16pt" style:font-weight-asian="bold" style:font-size-complex="16pt" style:font-weight-complex="bold"/>
    </style:style>
    <style:style style:name="T13" style:family="text">
      <style:text-properties style:font-name="Laksaman" fo:font-size="16pt" fo:font-weight="bold" officeooo:rsid="0004444d" style:font-size-asian="16pt" style:font-weight-asian="bold" style:font-size-complex="16pt" style:font-weight-complex="bold"/>
    </style:style>
    <style:style style:name="T14" style:family="text">
      <style:text-properties style:font-name="Laksaman" fo:font-size="16pt" fo:font-weight="normal" officeooo:rsid="00039dc7" style:font-size-asian="16pt" style:font-weight-asian="normal" style:font-size-complex="16pt" style:font-weight-complex="normal"/>
    </style:style>
    <style:style style:name="T15" style:family="text">
      <style:text-properties style:font-name="Laksaman" fo:font-size="10pt" fo:font-weight="normal" officeooo:rsid="0004444d" style:font-size-asian="10pt" style:font-weight-asian="normal" style:font-size-complex="10pt" style:font-weight-complex="normal"/>
    </style:style>
    <style:style style:name="T16" style:family="text">
      <style:text-properties fo:color="#000000" style:font-name="Laksaman"/>
    </style:style>
    <style:style style:name="T17" style:family="text">
      <style:text-properties fo:color="#000000" style:font-name="Laksaman" fo:font-weight="bold" officeooo:rsid="00039dc7" style:font-weight-asian="bold" style:font-weight-complex="bold"/>
    </style:style>
    <style:style style:name="T18" style:family="text">
      <style:text-properties fo:color="#6666ff" style:font-name="Laksaman" fo:font-weight="bold" style:font-weight-asian="bold" style:font-weight-complex="bold"/>
    </style:style>
    <style:style style:name="T19" style:family="text">
      <style:text-properties fo:color="#999999" style:font-name="Laksaman" fo:font-weight="bold" officeooo:rsid="00039dc7" style:font-weight-asian="bold" style:font-weight-complex="bold"/>
    </style:style>
    <style:style style:name="T20" style:family="text">
      <style:text-properties fo:color="#999999" style:font-name="Laksaman" fo:font-weight="normal" officeooo:rsid="00039dc7" style:font-weight-asian="normal" style:font-weight-complex="normal"/>
    </style:style>
    <style:style style:name="T21" style:family="text">
      <style:text-properties fo:color="#ff3333" style:font-name="Laksaman" fo:font-weight="normal" officeooo:rsid="00039dc7" style:font-weight-asian="normal" style:font-weight-complex="normal"/>
    </style:style>
    <style:style style:name="T22" style:family="text">
      <style:text-properties fo:color="#0000ff" style:font-name="Laksaman" fo:font-size="16pt" fo:font-weight="normal" officeooo:rsid="00039dc7" style:font-size-asian="16pt" style:font-weight-asian="normal" style:font-size-complex="16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team_MAC_GYVER[</text:span><text:span text:style-name="T1">‘inc’</text:span><text:span text:style-name="T18">]</text:span></text:p>
      <text:p text:style-name="P1"><text:span text:style-name="T1">#TEAM</text:span> <text:span text:style-name="T5">{MAC-GYVER </text:span><text:span text:style-name="T3">INC</text:span><text:span text:style-name="T5">;}</text:span></text:p>
      <text:p text:style-name="P1"><text:span text:style-name="T2">$TEAM()</text:span><text:span text:style-name="T16">{</text:span><text:span text:style-name="T6">MAC-GYVER</text:span><text:span text:style-name="T5"> </text:span><text:span text:style-name="T4">INC</text:span><text:span text:style-name="T5">;}</text:span></text:p>
      <text:p text:style-name="P4"><text:span text:style-name="T17">$details[‘</text:span><text:span text:style-name="T21">Le_guide_de_survie_de_la_prairie</text:span><text:span text:style-name="T17">’]</text:span></text:p>
      <text:p text:style-name="P4"><text:span text:style-name="T19">// #</text:span><text:span text:style-name="T20">Le_guide_de_survie_de_la_prairie</text:span><text:span text:style-name="T10"> </text:span></text:p>
      <text:p text:style-name="P4"><text:span text:style-name="T8">==&gt;</text:span><text:span text:style-name="T7"> </text:span><text:span text:style-name="T9">Le</text:span><text:span text:style-name="T10">_</text:span><text:span text:style-name="T9">guide</text:span><text:span text:style-name="T10">_</text:span><text:span text:style-name="T9">de_survie_de_la_prairie </text:span></text:p>
      <text:p text:style-name="P3"><text:span text:style-name="T7">If (</text:span><text:span text:style-name="T5"> Le guide de survie de la prairie </text:span><text:span text:style-name="T7">)</text:span></text:p>
      <text:p text:style-name="P5"><text:span text:style-name="T7"><text:tab/>$COMMANDEMENT -&gt; #</text:span><text:span text:style-name="T9">1</text:span></text:p>
      <text:p text:style-name="P7"/>
      <text:p text:style-name="P7">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text:p>
      <text:p text:style-name="P7"/>
      <text:p text:style-name="P7"><text:tab/></text:p>
      <text:p text:style-name="P7"/>
      <text:p text:style-name="P7"/>
      <text:p text:style-name="P7"/>
      <text:p text:style-name="P7"/>
      <text:p text:style-name="P7"/>
      <text:p text:style-name="P9"><text:span text:style-name="T12"><text:tab/></text:span></text:p>
      <text:p text:style-name="P9"><text:soft-page-break/><text:span text:style-name="T12">If ( </text:span><text:span text:style-name="T22">$COMMADEMENT</text:span><text:span text:style-name="T12"> == </text:span><text:span text:style-name="T14">#1</text:span><text:span text:style-name="T12"> )</text:span><text:span text:style-name="T13">{</text:span></text:p>
      <text:p text:style-name="P6"><text:span text:style-name="T13"><text:tab/><text:tab/></text:span><text:span text:style-name="T15">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text:span><text:span text:style-name="T11">;</text:span></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1:41:52.422239638</meta:creation-date>
    <dc:date>2016-05-11T14:23:44.613375493</dc:date>
    <meta:editing-duration>PT27M23S</meta:editing-duration>
    <meta:editing-cycles>2</meta:editing-cycles>
    <meta:generator>LibreOffice/5.1.2.2$Linux_X86_64 LibreOffice_project/10m0$Build-2</meta:generator>
    <meta:document-statistic meta:table-count="0" meta:image-count="0" meta:object-count="0" meta:page-count="2" meta:paragraph-count="14" meta:word-count="128" meta:character-count="1024" meta:non-whitespace-character-count="900"/>
  </office:meta>
</office:document-meta>
</file>